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ttlingInterceptor.onNewInstanceInvoked( InterceptorEvent i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hrottlingInterceptor.getSimpleProperty( QName propertyName , InterceptorEvent i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